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270000038FD378943D06927ED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3571in" svg:y="0.0693in" svg:width="5.7398in" svg:height="9.4898in" draw:z-index="0"><draw:image xlink:href="Pictures/10000201000002270000038FD378943D06927ED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2-07-03T16:48:46.655000000</dc:date>
    <meta:editing-duration>PT4M2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